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9ef4" officeooo:paragraph-rsid="00199ef4"/>
    </style:style>
    <style:style style:name="P2" style:family="paragraph" style:parent-style-name="Standard">
      <style:text-properties officeooo:rsid="00199ef4" officeooo:paragraph-rsid="001ac8c3"/>
    </style:style>
    <style:style style:name="P3" style:family="paragraph" style:parent-style-name="Standard">
      <style:text-properties officeooo:rsid="001ac8c3" officeooo:paragraph-rsid="001ac8c3"/>
    </style:style>
    <style:style style:name="P4" style:family="paragraph" style:parent-style-name="Standard">
      <style:text-properties officeooo:rsid="001b5a04" officeooo:paragraph-rsid="001b5a04"/>
    </style:style>
    <style:style style:name="P5" style:family="paragraph" style:parent-style-name="Standard">
      <style:text-properties officeooo:rsid="001b5a04" officeooo:paragraph-rsid="001c76d3"/>
    </style:style>
    <style:style style:name="P6" style:family="paragraph" style:parent-style-name="Standard">
      <style:text-properties officeooo:rsid="001c76d3" officeooo:paragraph-rsid="001c76d3"/>
    </style:style>
    <style:style style:name="P7" style:family="paragraph" style:parent-style-name="Standard">
      <style:text-properties officeooo:rsid="001e0c6e" officeooo:paragraph-rsid="001e0c6e"/>
    </style:style>
    <style:style style:name="T1" style:family="text">
      <style:text-properties fo:font-weight="bold" style:font-weight-asian="bold" style:font-weight-complex="bold"/>
    </style:style>
    <style:style style:name="T2" style:family="text">
      <style:text-properties officeooo:rsid="001ac8c3"/>
    </style:style>
    <style:style style:name="T3" style:family="text">
      <style:text-properties officeooo:rsid="001c76d3"/>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arming Up Exercises</text:p>
      <text:p text:style-name="P7"/>
      <text:p text:style-name="P1">Fingers</text:p>
      <text:p text:style-name="P1"/>
      <text:p text:style-name="P1">Stretch your arms in front of you, parallel to the ground. Stretch your fingers and start to pull them back. The end position is your stretched arms with <text:span text:style-name="T1">clenched fist</text:span>.</text:p>
      <text:p text:style-name="P1">Clenched fist: to show your strength, resistance. It was one of the logos of the socialism.</text:p>
      <text:p text:style-name="P1"/>
      <text:p text:style-name="P1">Ankle</text:p>
      <text:p text:style-name="P1"/>
      <text:p text:style-name="P1">draw circles with your fist</text:p>
      <text:p text:style-name="P2">touch your palms with each others in a prayer position, <text:span text:style-name="T2">slant</text:span> your <text:span text:style-name="T2">palms</text:span> <text:span text:style-name="T2">to the right and left</text:span></text:p>
      <text:p text:style-name="P2"><text:span text:style-name="T2">roll your palms in prayer position front and back</text:span></text:p>
      <text:p text:style-name="P2"><text:span text:style-name="T2">draw circles with your palms in prayer position</text:span></text:p>
      <text:p text:style-name="P2"/>
      <text:p text:style-name="P2"><text:span text:style-name="T2">Elbow</text:span></text:p>
      <text:p text:style-name="P2"><text:span text:style-name="T2">Stretch your arms to sideways parallel to the ground. Keep your upper-arm straight and still (motionless) while draw circles with your bottom arm, like a propeller.</text:span></text:p>
      <text:p text:style-name="P2"/>
      <text:p text:style-name="P2"><text:span text:style-name="T2">Shoulder</text:span></text:p>
      <text:p text:style-name="P2"><text:span text:style-name="T2">Arm circles</text:span></text:p>
      <text:p text:style-name="P2"><text:span text:style-name="T2">Draw parallel sideway circles with your arm</text:span></text:p>
      <text:p text:style-name="P3">Draw alternate sideway circles with your arm</text:p>
      <text:p text:style-name="P4">Stretch your arms in front of you. Keep your shoulder and wrists still while rotating your elbows</text:p>
      <text:p text:style-name="P4">Draw circles with your shoulders while your arms hang relaxed</text:p>
      <text:p text:style-name="P4">Move your shoulder back and forth</text:p>
      <text:p text:style-name="P4"/>
      <text:p text:style-name="P4">Head moves</text:p>
      <text:p text:style-name="P4">Draw circles with your head (roll your head from right to left and back</text:p>
      <text:p text:style-name="P4">Look to the right and than to the left</text:p>
      <text:p text:style-name="P4">Draw half-circle with your chin, try to touch continuously your chest with your chin</text:p>
      <text:p text:style-name="P4">Tilt your head to left and to right</text:p>
      <text:p text:style-name="P4"/>
      <text:p text:style-name="P4">Spinal</text:p>
      <text:p text:style-name="P4">Stretch your arms and try to reach the ceiling while you are standing on your toes</text:p>
      <text:p text:style-name="P5">Cat poses: <text:span text:style-name="T3">bend your back, back and forth</text:span></text:p>
      <text:p text:style-name="P5"><text:span text:style-name="T3">Move your upper body from right to left while your hip stills</text:span></text:p>
      <text:p text:style-name="P5"><text:span text:style-name="T3">Move your hip back and forth</text:span></text:p>
      <text:p text:style-name="P6">Twist your hips while your upper body and legs stand still</text:p>
      <text:p text:style-name="P5"><text:span text:style-name="T3">Draw circles with your hip</text:span></text:p>
      <text:p text:style-name="P5"><text:span text:style-name="T3">Stretch your hands to up and band to right and left like a tree in wind</text:span></text:p>
      <text:p text:style-name="P5"><text:span text:style-name="T3">Bend forward, hang your arm in front of you (point to the ground). Slowly twist your upper body from left to right and back, like sweeping with your hands in half-circle around your legs</text:span></text:p>
      <text:p text:style-name="P5"><text:span text:style-name="T3"><text:s/></text:span><text:s text:c="2"/></text:p>
      <text:p text:style-name="P1"><text:s/><text:span text:style-name="T3">Legs</text:span></text:p>
      <text:p text:style-name="P6">Stretch your right leg in front of you. Bend it while your <text:span text:style-name="T1">limb</text:span><text:span text:style-name="T4"> does not move. Draw circles with your knee. Do It with your left leg.</text:span></text:p>
      <text:p text:style-name="P6"><text:span text:style-name="T4">Stretch your right leg in front of you. Bend it while your </text:span><text:span text:style-name="T1">limb</text:span><text:span text:style-name="T4"> does not move. Move your limb to the right. Your limb should move parallel to the ground. Open and close.</text:span></text:p>
      <text:p text:style-name="P7"><text:soft-page-break/><text:span text:style-name="T4">Ankle rocker</text:span></text:p>
      <text:p text:style-name="P7"><text:span text:style-name="T4">Slowly begin to rock back and forth from your toes to heels shifting your weight from front to back</text:span></text:p>
      <text:p text:style-name="P6"><text:span text:style-name="T4">Knees</text:span></text:p>
      <text:p text:style-name="P6"><text:span text:style-name="T4">Draw circles with your knees. First draw parallel circles. Than </text:span></text:p>
      <text:p text:style-name="P6"><text:span text:style-name="T4"/></text:p>
      <text:p text:style-name="P7"><text:span text:style-name="T4">Ankles</text:span></text:p>
      <text:p text:style-name="P7"><text:span text:style-name="T4">Draw circles with your ankles</text:span></text:p>
      <text:p text:style-name="P7"><text:span text:style-name="T4"/></text:p>
      <text:p text:style-name="P7"><text:span text:style-name="T4">Jumping Jacks</text:span></text:p>
      <text:p text:style-name="P7"><text:span text:style-name="T4">Rotation jumps</text:span></text:p>
      <text:p text:style-name="P7"><text:span text:style-name="T4">Jump up and rotate your legs and hip 45 degrees. Legs remain uncrossed and parallel</text:span></text:p>
      <text:p text:style-name="P7"><text:span text:style-name="T4">V-jumps</text:span></text:p>
      <text:p text:style-name="P7"><text:span text:style-name="T4">Start with opposite arm and foot to the front with small jumps, alternate the lead foot and arm on each jump</text:span></text:p>
      <text:p text:style-name="P7"><text:span text:style-name="T4">Butt kickers: Jugging motion in one place, try to touch your butts with your heels</text:span></text:p>
      <text:p text:style-name="P7"><text:span text:style-name="T4">Pogo jumps: jumps and try to sink deeper and deeper with after every three jumps</text:span></text:p>
      <text:p text:style-name="P7"><text:span text:style-name="T4"/></text:p>
      <text:p text:style-name="P7"><text:span text:style-name="T4">Wushu arm-circles</text:span></text:p>
      <text:p text:style-name="P7"><text:span text:style-name="T4"/></text:p>
      <text:p text:style-name="P7"><text:span text:style-name="T4">High kic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Borkuti</meta:initial-creator>
    <meta:creation-date>2014-05-19T21:53:09.543611474</meta:creation-date>
    <dc:date>2014-05-19T23:05:31.543208043</dc:date>
    <dc:creator>Peter Borkuti</dc:creator>
    <meta:editing-duration>PT11M41S</meta:editing-duration>
    <meta:editing-cycles>1</meta:editing-cycles>
    <meta:generator>LibreOffice/4.1.5.3$Linux_X86_64 LibreOffice_project/410m0$Build-3</meta:generator>
    <meta:document-statistic meta:table-count="0" meta:image-count="0" meta:object-count="0" meta:page-count="2" meta:paragraph-count="51" meta:word-count="498" meta:character-count="2711" meta:non-whitespace-character-count="2257"/>
  </office:meta>
</office:document-meta>
</file>